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line-height="200%" fo:text-indent="-0.25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ff0000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Вопросы к субботе 19 августа</text:span></text:p>
      <text:p text:style-name="P1"/>
      <text:p text:style-name="Standard"><text:span text:style-name="T1">Вопросы постороннего специалиста</text:span></text:p>
      <text:p text:style-name="P1"/>
      <text:list xml:id="list3286807346" text:style-name="WWNum2">
        <text:list-item>
          <text:p text:style-name="P2">Я хочу кратко узнать о проекте: как это сделать?</text:p>
        </text:list-item>
        <text:list-item>
          <text:p text:style-name="P2">Как запустить весь проект в варианте демо?</text:p>
        </text:list-item>
        <text:list-item>
          <text:p text:style-name="P2">Я хочу использовать ваши модели для своих данных, как?</text:p>
        </text:list-item>
        <text:list-item>
          <text:p text:style-name="P2">Я хочу использовать ваш материал для своих учебных или научных целей. Какую задачу вы решаете, какие модели используете?</text:p>
        </text:list-item>
        <text:list-item>
          <text:p text:style-name="P2">Я хочу сделать вклад в проект. Как проверить, что мой вклад адекватен?</text:p>
        </text:list-item>
        <text:list-item>
          <text:p text:style-name="P2">У меня свой проект, я хочу ассоциировать его с вашим, просто положив рядом.</text:p>
        </text:list-item>
        <text:list-item>
          <text:p text:style-name="P2">Я пишу статью по курсу m1p. Как использовать ваш проект для ускорения своих работ?</text:p>
        </text:list-item>
      </text:list>
      <text:p text:style-name="P1"/>
      <text:p text:style-name="Standard"><text:span text:style-name="T1">Курсы Интеллектуальный анализ данных и Создание интеллектуальных систем</text:span></text:p>
      <text:p text:style-name="Standard"/>
      <text:p text:style-name="Standard">Курсы вводят студентов в полный цикл создания моделей машинного обучения для исследовательских целей. </text:p>
      <text:p text:style-name="Standard">Основные этапы семестра: анализ прикладной проблемы и постановка задачи, построение модели, выполнение вычислительного эксперимента, анализ ошибки.</text:p>
      <text:p text:style-name="Standard">Результатом работы группы студентов является библиотека моделей для фиксированной прикладной задачи или класса задач. </text:p>
      <text:p text:style-name="Standard"/>
      <text:p text:style-name="Standard">Запросы к курсу:</text:p>
      <text:list xml:id="list723773444" text:style-name="WWNum3">
        <text:list-item>
          <text:p text:style-name="P3">Групповая работа, две команды и доклады – замечательно идет</text:p>
        </text:list-item>
        <text:list-item>
          <text:p text:style-name="P3">Продолжение тематики прошлого года и использование результатов</text:p>
        </text:list-item>
        <text:list-item>
          <text:p text:style-name="P3">Построение полного цикла в задачах декодирования рядов CCA/seq2seq для имеющихся данных</text:p>
        </text:list-item>
      </text:list>
      <text:p text:style-name="P9"/>
      <text:p text:style-name="Standard">Вопросы к преподавателям </text:p>
      <text:list xml:id="list2721016855" text:style-name="WWNum6">
        <text:list-item>
          <text:p text:style-name="P4">Насколько значим (используем) проект по окончанию семестра?</text:p>
        </text:list-item>
        <text:list-item>
          <text:p text:style-name="P4"><text:soft-page-break/>Как часто студенты пользуются результатами одногруппников</text:p>
        </text:list-item>
        <text:list-item>
          <text:p text:style-name="P4">Насколько важен проект для карьеры студента (резюме, повышения квалификации) <text:span text:style-name="T1">формула: </text:span><text:span text:style-name="T3">вот известный модный проект и мой вклад</text:span></text:p>
        </text:list-item>
      </text:list>
      <text:p text:style-name="P10"/>
      <text:p text:style-name="Standard">Требования к библиотеке</text:p>
      <text:list xml:id="list2157108002" text:style-name="WWNum7">
        <text:list-item>
          <text:p text:style-name="P5">Полезность: посторонний пользователь запускает демо* за время, не превышающее три минуты.</text:p>
        </text:list-item>
        <text:list-item>
          <text:p text:style-name="P5">Важные модели и методы упакованы в pypi.</text:p>
        </text:list-item>
        <text:list-item>
          <text:p text:style-name="P5">Постановка задачи, модели, анализ ошибки документированы.</text:p>
        </text:list-item>
      </text:list>
      <text:p text:style-name="Standard"/>
      <text:p text:style-name="Standard">Требования к инфраструктуре (то, чем мы обмениваемся)</text:p>
      <text:list xml:id="list4043338210" text:style-name="WWNum1">
        <text:list-item>
          <text:p text:style-name="P6">Базовая инфраструктура дается в качестве шаблона в начале семестра</text:p>
        </text:list-item>
        <text:list-item>
          <text:p text:style-name="P6">Все инфраструктурные задачи делятся между участниками команды </text:p>
        </text:list-item>
        <text:list-item>
          <text:p text:style-name="P6">Каждый участник предлагает свои результаты для использования другими</text:p>
        </text:list-item>
      </text:list>
      <text:p text:style-name="Standard"/>
      <text:p text:style-name="Standard">Вклад студента</text:p>
      <text:list xml:id="list3638606751" text:style-name="WWNum5">
        <text:list-item>
          <text:p text:style-name="P7">Студент клонирует проект в свой репозиторий</text:p>
        </text:list-item>
        <text:list-item>
          <text:p text:style-name="P7">Вносит изменения, пушит обратно</text:p>
        </text:list-item>
        <text:list-item>
          <text:p text:style-name="P7">В конце семестра получает этот проект в резюме в скилы как значимый</text:p>
        </text:list-item>
      </text:list>
      <text:p text:style-name="Standard"/>
      <text:p text:style-name="Standard">Оценивается: квалификация студента и его личный вклад в проект 1) моделирование, 2) инфраструктура.</text:p>
      <text:p text:style-name="Standard"/>
      <text:p text:style-name="Standard">TODO (VS)</text:p>
      <text:p text:style-name="Standard">List the infrastructure and interface elements</text:p>
      <text:p text:style-name="Standard">Propose the project template</text:p>
      <text:p text:style-name="Standard">Expand the publication proposals</text:p>
      <text:p text:style-name="Standard"><text:span text:style-name="T1">Publication proposals (VS will write the paper text)</text:span></text:p>
      <text:p text:style-name="Standard"/>
      <text:p text:style-name="Standard"><text:soft-page-break/>Вопрос: как формулируются темы прошлого года? Какова готовность их к публикации?</text:p>
      <text:p text:style-name="Standard"/>
      <text:list xml:id="list3456390774" text:style-name="WWNum4">
        <text:list-item>
          <text:p text:style-name="P8">Continuous-time memory models for brain-computer interfaces: comprehensive analysis</text:p>
        </text:list-item>
        <text:list-item>
          <text:p text:style-name="P8">Consequent classification in the brain signal decoding problem: (discrete target phase space boosts accuracy)</text:p>
        </text:list-item>
        <text:list-item>
          <text:p text:style-name="P8">Consequent classification filtering: reject an object to boost accuracy (with Gaussian process regression as a rejection criterion)</text:p>
        </text:list-item>
        <text:list-item>
          <text:p text:style-name="P8"><text:span text:style-name="T1">Generative models for data augmentation for noisy signal decoding</text:span></text:p>
        </text:list-item>
        <text:list-item>
          <text:p text:style-name="P8"><text:span text:style-name="T1">Generative-discriminative (Langevin process and probabilistic diffusion) decoding models of brain signals </text:span></text:p>
        </text:list-item>
        <text:list-item>
          <text:p text:style-name="P8">Multi-patient brain signals models with knowledge distillation</text:p>
        </text:list-item>
        <text:list-item>
          <text:p text:style-name="P8"><text:span text:style-name="T1">Differential Graph-Laplacian versus Riemannian tangent space models for brain signals</text:span></text:p>
        </text:list-item>
        <text:list-item>
          <text:p text:style-name="P8">The inverse problem of the brain signal gene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8" meta:word-count="447" meta:character-count="3189" meta:non-whitespace-character-count="2814"/>
    <meta:generator>LibreOfficeDev/6.0.5.2$Linux_X86_64 LibreOffice_project/</meta:generator>
  </office:meta>
</office:document-meta>
</file>